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ArgumentAtTest.should_be_able_to_return_the_last_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sArgumentAtTest.should_be_able_to_return_the_first_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ArgumentAtTest.should_allow_possible_argument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turnsArgumentAtTest.should_be_able_to_return_the_second_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ArgumentAtTest.should_fail_if_index_is_not_in_range_for_example_with_no_arg_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turnsArgumentAtTest.shouldNotFailWhenArgumentIsGenericAndCompatibleWith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ArgumentAtTest.should_fail_if_index_is_not_in_range_for_one_arg_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turnsArgumentAtTest.should_handle_returning_vararg_as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turnsArgumentAtTest.should_identify_bad_parameter_type_for_invoc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turnsArgumentAtTest.should_not_scream_when_mixed_vararg_parameter_is_compatible_with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ArgumentAtTest.invocationWith( Object ...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sArgumentAtTest.should_raise_an_exception_if_index_is_not_in_allowed_range_at_creation_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turnsArgumentAtTest.should_fail_if_argument_type_of_signature_is_incompatible_with_return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turnsArgumentAtTest.should_be_able_to_return_the_specified_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